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FR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Bad Be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ittel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UMLEITUNG!!</text:p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fringen-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nhödener Str.5/Gänsmat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leines Wiesen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ichmatt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an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iter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ül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l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rühl/Markgrafen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gass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tau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täler 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Kapuziner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ackerweg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äu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weg/Brunnstu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erz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hrgraben/Am Reich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burger 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/Gr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ntracht Freibur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rlorener Weg /Ecke am A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